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3.089cm" fo:min-width="2.712cm" draw:shadow-opacity="0%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7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29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18pt" style:font-size-complex="18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74cm" svg:y1="15.59cm" svg:x2="4.738cm" svg:y2="13.893cm">
          <text:p/>
        </draw:line>
        <draw:line draw:style-name="gr1" draw:text-style-name="P1" draw:layer="layout" svg:x1="4.728cm" svg:y1="12.237cm" svg:x2="4.728cm" svg:y2="9.536cm">
          <text:p/>
        </draw:line>
        <draw:g>
          <draw:custom-shape draw:style-name="gr2" draw:text-style-name="P2" draw:layer="layout" svg:width="3.212cm" svg:height="3.339cm" svg:x="11.725cm" svg:y="7.85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1" draw:layer="layout" svg:x1="12.528cm" svg:y1="8.737cm" svg:x2="12.528cm" svg:y2="10.361cm">
                <text:p/>
              </draw:line>
              <draw:line draw:style-name="gr3" draw:text-style-name="P1" draw:layer="layout" svg:x1="13.353cm" svg:y1="8.715cm" svg:x2="12.528cm" svg:y2="9.143cm">
                <text:p/>
              </draw:line>
              <draw:line draw:style-name="gr4" draw:text-style-name="P1" draw:layer="layout" svg:x1="13.353cm" svg:y1="10.373cm" svg:x2="12.528cm" svg:y2="9.945cm">
                <text:p/>
              </draw:line>
              <draw:line draw:style-name="gr3" draw:text-style-name="P1" draw:layer="layout" svg:x1="13.331cm" svg:y1="7.903cm" svg:x2="13.331cm" svg:y2="8.715cm">
                <text:p/>
              </draw:line>
              <draw:line draw:style-name="gr3" draw:text-style-name="P1" draw:layer="layout" svg:x1="13.331cm" svg:y1="10.364cm" svg:x2="13.331cm" svg:y2="11.176cm">
                <text:p/>
              </draw:line>
              <draw:line draw:style-name="gr3" draw:text-style-name="P1" draw:layer="layout" svg:x1="11.725cm" svg:y1="9.569cm" svg:x2="12.505cm" svg:y2="9.569cm">
                <text:p/>
              </draw:line>
            </draw:g>
          </draw:g>
        </draw:g>
        <draw:g>
          <draw:line draw:style-name="gr5" draw:text-style-name="P1" draw:layer="layout" svg:x1="14.239cm" svg:y1="12.236cm" svg:x2="15.226cm" svg:y2="12.236cm">
            <text:p/>
          </draw:line>
          <draw:line draw:style-name="gr5" draw:text-style-name="P1" draw:layer="layout" svg:x1="14.239cm" svg:y1="12.236cm" svg:x2="15.226cm" svg:y2="12.236cm">
            <text:p/>
          </draw:line>
          <draw:line draw:style-name="gr5" draw:text-style-name="P1" draw:layer="layout" svg:x1="14.239cm" svg:y1="12.629cm" svg:x2="15.226cm" svg:y2="12.629cm">
            <text:p/>
          </draw:line>
          <draw:line draw:style-name="gr5" draw:text-style-name="P1" draw:layer="layout" svg:x1="14.726cm" svg:y1="13.16cm" svg:x2="14.734cm" svg:y2="12.626cm">
            <text:p/>
          </draw:line>
          <draw:line draw:style-name="gr5" draw:text-style-name="P1" draw:layer="layout" svg:x1="14.726cm" svg:y1="12.244cm" svg:x2="14.734cm" svg:y2="11.71cm">
            <text:p/>
          </draw:line>
        </draw:g>
        <draw:g>
          <draw:line draw:style-name="gr5" draw:text-style-name="P1" draw:layer="layout" svg:x1="9.927cm" svg:y1="10.107cm" svg:x2="9.927cm" svg:y2="9cm">
            <text:p/>
          </draw:line>
          <draw:line draw:style-name="gr5" draw:text-style-name="P1" draw:layer="layout" svg:x1="9.927cm" svg:y1="10.107cm" svg:x2="9.927cm" svg:y2="9cm">
            <text:p/>
          </draw:line>
          <draw:line draw:style-name="gr5" draw:text-style-name="P1" draw:layer="layout" svg:x1="10.423cm" svg:y1="10.107cm" svg:x2="10.423cm" svg:y2="9cm">
            <text:p/>
          </draw:line>
          <draw:line draw:style-name="gr5" draw:text-style-name="P1" draw:layer="layout" svg:x1="11.093cm" svg:y1="9.562cm" svg:x2="10.42cm" svg:y2="9.553cm">
            <text:p/>
          </draw:line>
          <draw:line draw:style-name="gr5" draw:text-style-name="P1" draw:layer="layout" svg:x1="9.938cm" svg:y1="9.562cm" svg:x2="9.265cm" svg:y2="9.553cm">
            <text:p/>
          </draw:line>
        </draw:g>
        <draw:g>
          <draw:line draw:style-name="gr5" draw:text-style-name="P1" draw:layer="layout" svg:x1="14.011cm" svg:y1="16.146cm" svg:x2="12.667cm" svg:y2="16.159cm">
            <text:p/>
          </draw:line>
          <draw:line draw:style-name="gr5" draw:text-style-name="P1" draw:layer="layout" svg:x1="14.012cm" svg:y1="16.138cm" svg:x2="12.668cm" svg:y2="16.151cm">
            <text:p/>
          </draw:line>
          <draw:line draw:style-name="gr5" draw:text-style-name="P1" draw:layer="layout" svg:x1="13.034cm" svg:y1="16.438cm" svg:x2="13.702cm" svg:y2="16.438cm">
            <text:p/>
          </draw:line>
          <draw:line draw:style-name="gr5" draw:text-style-name="P1" draw:layer="layout" svg:x1="13.215cm" svg:y1="16.689cm" svg:x2="13.536cm" svg:y2="16.689cm">
            <text:p/>
          </draw:line>
          <draw:line draw:style-name="gr5" draw:text-style-name="P1" draw:layer="layout" svg:x1="13.357cm" svg:y1="16.128cm" svg:x2="13.362cm" svg:y2="15.481cm">
            <text:p/>
          </draw:line>
        </draw:g>
        <draw:g>
          <draw:line draw:style-name="gr5" draw:text-style-name="P1" draw:layer="layout" svg:x1="6.729cm" svg:y1="9.53cm" svg:x2="6.875cm" svg:y2="9.203cm">
            <text:p/>
          </draw:line>
          <draw:line draw:style-name="gr5" draw:text-style-name="P1" draw:layer="layout" svg:x1="7.181cm" svg:y1="9.869cm" svg:x2="6.873cm" svg:y2="9.204cm">
            <text:p/>
          </draw:line>
          <draw:line draw:style-name="gr5" draw:text-style-name="P1" draw:layer="layout" svg:x1="7.784cm" svg:y1="9.906cm" svg:x2="8.092cm" svg:y2="9.241cm">
            <text:p/>
          </draw:line>
          <draw:line draw:style-name="gr5" draw:text-style-name="P1" draw:layer="layout" svg:x1="7.166cm" svg:y1="9.884cm" svg:x2="7.474cm" svg:y2="9.219cm">
            <text:p/>
          </draw:line>
          <draw:line draw:style-name="gr5" draw:text-style-name="P1" draw:layer="layout" svg:x1="7.797cm" svg:y1="9.902cm" svg:x2="7.489cm" svg:y2="9.237cm">
            <text:p/>
          </draw:line>
          <draw:line draw:style-name="gr5" draw:text-style-name="P1" draw:layer="layout" svg:x1="8.407cm" svg:y1="9.903cm" svg:x2="8.099cm" svg:y2="9.238cm">
            <text:p/>
          </draw:line>
          <draw:line draw:style-name="gr5" draw:text-style-name="P1" draw:layer="layout" svg:x1="8.402cm" svg:y1="9.87cm" svg:x2="8.548cm" svg:y2="9.543cm">
            <text:p/>
          </draw:line>
        </draw:g>
        <draw:g>
          <draw:line draw:style-name="gr5" draw:text-style-name="P1" draw:layer="layout" svg:x1="11.75cm" svg:y1="7.555cm" svg:x2="11.428cm" svg:y2="7.434cm">
            <text:p/>
          </draw:line>
          <draw:line draw:style-name="gr5" draw:text-style-name="P1" draw:layer="layout" svg:x1="12.06cm" svg:y1="7.171cm" svg:x2="11.429cm" svg:y2="7.435cm">
            <text:p/>
          </draw:line>
          <draw:line draw:style-name="gr5" draw:text-style-name="P1" draw:layer="layout" svg:x1="12.073cm" svg:y1="6.662cm" svg:x2="11.418cm" svg:y2="6.407cm">
            <text:p/>
          </draw:line>
          <draw:line draw:style-name="gr5" draw:text-style-name="P1" draw:layer="layout" svg:x1="12.075cm" svg:y1="7.184cm" svg:x2="11.42cm" svg:y2="6.929cm">
            <text:p/>
          </draw:line>
          <draw:line draw:style-name="gr5" draw:text-style-name="P1" draw:layer="layout" svg:x1="12.068cm" svg:y1="6.652cm" svg:x2="11.437cm" svg:y2="6.916cm">
            <text:p/>
          </draw:line>
          <draw:line draw:style-name="gr5" draw:text-style-name="P1" draw:layer="layout" svg:x1="12.045cm" svg:y1="6.136cm" svg:x2="11.414cm" svg:y2="6.4cm">
            <text:p/>
          </draw:line>
          <draw:line draw:style-name="gr5" draw:text-style-name="P1" draw:layer="layout" svg:x1="12.014cm" svg:y1="6.141cm" svg:x2="11.692cm" svg:y2="6.02cm">
            <text:p/>
          </draw:line>
        </draw:g>
        <draw:custom-shape draw:style-name="gr6" draw:text-style-name="P3" draw:layer="layout" svg:width="1.842cm" svg:height="1.843cm" svg:x="3.837cm" svg:y="12.16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681cm" svg:y1="9.549cm" svg:x2="6.761cm" svg:y2="9.545cm">
          <text:p/>
        </draw:line>
        <draw:line draw:style-name="gr1" draw:text-style-name="P1" draw:layer="layout" svg:x1="8.524cm" svg:y1="9.544cm" svg:x2="9.729cm" svg:y2="9.559cm">
          <text:p/>
        </draw:line>
        <draw:line draw:style-name="gr1" draw:text-style-name="P1" draw:layer="layout" svg:x1="10.707cm" svg:y1="9.557cm" svg:x2="11.745cm" svg:y2="9.572cm">
          <text:p/>
        </draw:line>
        <draw:line draw:style-name="gr1" draw:text-style-name="P1" draw:layer="layout" svg:x1="11.713cm" svg:y1="9.619cm" svg:x2="11.712cm" svg:y2="7.517cm">
          <text:p/>
        </draw:line>
        <draw:line draw:style-name="gr1" draw:text-style-name="P1" draw:layer="layout" svg:x1="11.73cm" svg:y1="6.049cm" svg:x2="11.73cm" svg:y2="4.553cm">
          <text:p/>
        </draw:line>
        <draw:frame draw:style-name="gr8" draw:text-style-name="P4" draw:layer="layout" svg:width="1.824cm" svg:height="0.806cm" svg:x="9.647cm" svg:y="8.157cm">
          <draw:text-box>
            <text:p><text:span text:style-name="T1">C</text:span></text:p>
          </draw:text-box>
        </draw:frame>
        <draw:frame draw:style-name="gr9" draw:text-style-name="P5" draw:layer="layout" svg:width="1.325cm" svg:height="1.673cm" svg:x="10.009cm" svg:y="8.475cm">
          <draw:text-box>
            <text:p><text:span text:style-name="T2">in</text:span></text:p>
          </draw:text-box>
        </draw:frame>
        <draw:frame draw:style-name="gr8" draw:text-style-name="P4" draw:layer="layout" svg:width="1.824cm" svg:height="0.806cm" svg:x="7.137cm" svg:y="8.22cm">
          <draw:text-box>
            <text:p><text:span text:style-name="T1">R</text:span></text:p>
          </draw:text-box>
        </draw:frame>
        <draw:frame draw:style-name="gr9" draw:text-style-name="P5" draw:layer="layout" svg:width="1.325cm" svg:height="1.673cm" svg:x="7.509cm" svg:y="8.575cm">
          <draw:text-box>
            <text:p><text:span text:style-name="T2">in</text:span></text:p>
          </draw:text-box>
        </draw:frame>
        <draw:frame draw:style-name="gr8" draw:text-style-name="P4" draw:layer="layout" svg:width="1.824cm" svg:height="0.806cm" svg:x="10.391cm" svg:y="6.268cm">
          <draw:text-box>
            <text:p><text:span text:style-name="T1">R</text:span></text:p>
          </draw:text-box>
        </draw:frame>
        <draw:frame draw:style-name="gr9" draw:text-style-name="P5" draw:layer="layout" svg:width="1.325cm" svg:height="1.673cm" svg:x="10.755cm" svg:y="6.597cm">
          <draw:text-box>
            <text:p><text:span text:style-name="T2">1</text:span></text:p>
          </draw:text-box>
        </draw:frame>
        <draw:line draw:style-name="gr1" draw:text-style-name="P1" draw:layer="layout" svg:x1="11.677cm" svg:y1="4.558cm" svg:x2="23.715cm" svg:y2="4.545cm">
          <text:p/>
        </draw:line>
        <draw:g>
          <draw:line draw:style-name="gr5" draw:text-style-name="P1" draw:layer="layout" svg:x1="13.372cm" svg:y1="7.88cm" svg:x2="13.05cm" svg:y2="7.759cm">
            <text:p/>
          </draw:line>
          <draw:line draw:style-name="gr5" draw:text-style-name="P1" draw:layer="layout" svg:x1="13.682cm" svg:y1="7.496cm" svg:x2="13.051cm" svg:y2="7.76cm">
            <text:p/>
          </draw:line>
          <draw:line draw:style-name="gr5" draw:text-style-name="P1" draw:layer="layout" svg:x1="13.695cm" svg:y1="6.987cm" svg:x2="13.04cm" svg:y2="6.732cm">
            <text:p/>
          </draw:line>
          <draw:line draw:style-name="gr5" draw:text-style-name="P1" draw:layer="layout" svg:x1="13.697cm" svg:y1="7.509cm" svg:x2="13.042cm" svg:y2="7.254cm">
            <text:p/>
          </draw:line>
          <draw:line draw:style-name="gr5" draw:text-style-name="P1" draw:layer="layout" svg:x1="13.69cm" svg:y1="6.977cm" svg:x2="13.059cm" svg:y2="7.241cm">
            <text:p/>
          </draw:line>
          <draw:line draw:style-name="gr5" draw:text-style-name="P1" draw:layer="layout" svg:x1="13.667cm" svg:y1="6.461cm" svg:x2="13.036cm" svg:y2="6.725cm">
            <text:p/>
          </draw:line>
          <draw:line draw:style-name="gr5" draw:text-style-name="P1" draw:layer="layout" svg:x1="13.636cm" svg:y1="6.466cm" svg:x2="13.314cm" svg:y2="6.345cm">
            <text:p/>
          </draw:line>
        </draw:g>
        <draw:line draw:style-name="gr1" draw:text-style-name="P1" draw:layer="layout" svg:x1="13.351cm" svg:y1="6.373cm" svg:x2="13.351cm" svg:y2="4.589cm">
          <text:p/>
        </draw:line>
        <draw:line draw:style-name="gr1" draw:text-style-name="P1" draw:layer="layout" svg:x1="11.714cm" svg:y1="11.719cm" svg:x2="11.713cm" svg:y2="9.617cm">
          <text:p/>
        </draw:line>
        <draw:g>
          <draw:line draw:style-name="gr5" draw:text-style-name="P1" draw:layer="layout" svg:x1="11.751cm" svg:y1="13.219cm" svg:x2="11.429cm" svg:y2="13.098cm">
            <text:p/>
          </draw:line>
          <draw:line draw:style-name="gr5" draw:text-style-name="P1" draw:layer="layout" svg:x1="12.061cm" svg:y1="12.835cm" svg:x2="11.43cm" svg:y2="13.099cm">
            <text:p/>
          </draw:line>
          <draw:line draw:style-name="gr5" draw:text-style-name="P1" draw:layer="layout" svg:x1="12.074cm" svg:y1="12.326cm" svg:x2="11.419cm" svg:y2="12.071cm">
            <text:p/>
          </draw:line>
          <draw:line draw:style-name="gr5" draw:text-style-name="P1" draw:layer="layout" svg:x1="12.076cm" svg:y1="12.848cm" svg:x2="11.421cm" svg:y2="12.593cm">
            <text:p/>
          </draw:line>
          <draw:line draw:style-name="gr5" draw:text-style-name="P1" draw:layer="layout" svg:x1="12.069cm" svg:y1="12.316cm" svg:x2="11.438cm" svg:y2="12.58cm">
            <text:p/>
          </draw:line>
          <draw:line draw:style-name="gr5" draw:text-style-name="P1" draw:layer="layout" svg:x1="12.046cm" svg:y1="11.8cm" svg:x2="11.415cm" svg:y2="12.064cm">
            <text:p/>
          </draw:line>
          <draw:line draw:style-name="gr5" draw:text-style-name="P1" draw:layer="layout" svg:x1="12.015cm" svg:y1="11.805cm" svg:x2="11.693cm" svg:y2="11.684cm">
            <text:p/>
          </draw:line>
        </draw:g>
        <draw:frame draw:style-name="gr8" draw:text-style-name="P4" draw:layer="layout" svg:width="1.824cm" svg:height="0.806cm" svg:x="10.509cm" svg:y="12.158cm">
          <draw:text-box>
            <text:p><text:span text:style-name="T1">R</text:span></text:p>
          </draw:text-box>
        </draw:frame>
        <draw:frame draw:style-name="gr9" draw:text-style-name="P5" draw:layer="layout" svg:width="1.325cm" svg:height="1.673cm" svg:x="10.827cm" svg:y="12.479cm">
          <draw:text-box>
            <text:p><text:span text:style-name="T2">2</text:span></text:p>
          </draw:text-box>
        </draw:frame>
        <draw:line draw:style-name="gr1" draw:text-style-name="P1" draw:layer="layout" svg:x1="13.331cm" svg:y1="12.536cm" svg:x2="13.328cm" svg:y2="11.022cm">
          <text:p/>
        </draw:line>
        <draw:g>
          <draw:line draw:style-name="gr5" draw:text-style-name="P1" draw:layer="layout" svg:x1="13.354cm" svg:y1="14.014cm" svg:x2="13.032cm" svg:y2="13.893cm">
            <text:p/>
          </draw:line>
          <draw:line draw:style-name="gr5" draw:text-style-name="P1" draw:layer="layout" svg:x1="13.664cm" svg:y1="13.63cm" svg:x2="13.033cm" svg:y2="13.894cm">
            <text:p/>
          </draw:line>
          <draw:line draw:style-name="gr5" draw:text-style-name="P1" draw:layer="layout" svg:x1="13.677cm" svg:y1="13.121cm" svg:x2="13.022cm" svg:y2="12.866cm">
            <text:p/>
          </draw:line>
          <draw:line draw:style-name="gr5" draw:text-style-name="P1" draw:layer="layout" svg:x1="13.679cm" svg:y1="13.643cm" svg:x2="13.024cm" svg:y2="13.388cm">
            <text:p/>
          </draw:line>
          <draw:line draw:style-name="gr5" draw:text-style-name="P1" draw:layer="layout" svg:x1="13.672cm" svg:y1="13.111cm" svg:x2="13.041cm" svg:y2="13.375cm">
            <text:p/>
          </draw:line>
          <draw:line draw:style-name="gr5" draw:text-style-name="P1" draw:layer="layout" svg:x1="13.649cm" svg:y1="12.595cm" svg:x2="13.018cm" svg:y2="12.859cm">
            <text:p/>
          </draw:line>
          <draw:line draw:style-name="gr5" draw:text-style-name="P1" draw:layer="layout" svg:x1="13.618cm" svg:y1="12.6cm" svg:x2="13.296cm" svg:y2="12.479cm">
            <text:p/>
          </draw:line>
        </draw:g>
        <draw:line draw:style-name="gr1" draw:text-style-name="P1" draw:layer="layout" svg:x1="11.725cm" svg:y1="15.538cm" svg:x2="11.726cm" svg:y2="13.183cm">
          <text:p/>
        </draw:line>
        <draw:line draw:style-name="gr1" draw:text-style-name="P1" draw:layer="layout" svg:x1="13.364cm" svg:y1="15.534cm" svg:x2="13.366cm" svg:y2="13.964cm">
          <text:p/>
        </draw:line>
        <draw:line draw:style-name="gr1" draw:text-style-name="P1" draw:layer="layout" svg:x1="17.756cm" svg:y1="15.538cm" svg:x2="4.722cm" svg:y2="15.538cm">
          <text:p/>
        </draw:line>
        <draw:frame draw:style-name="gr8" draw:text-style-name="P4" draw:layer="layout" svg:width="1.824cm" svg:height="0.806cm" svg:x="12.193cm" svg:y="12.846cm">
          <draw:text-box>
            <text:p><text:span text:style-name="T1">R</text:span></text:p>
          </draw:text-box>
        </draw:frame>
        <draw:frame draw:style-name="gr9" draw:text-style-name="P5" draw:layer="layout" svg:width="1.325cm" svg:height="1.673cm" svg:x="12.543cm" svg:y="13.193cm">
          <draw:text-box>
            <text:p><text:span text:style-name="T2">E</text:span></text:p>
          </draw:text-box>
        </draw:frame>
        <draw:line draw:style-name="gr1" draw:text-style-name="P1" draw:layer="layout" svg:x1="13.301cm" svg:y1="10.372cm" svg:x2="14.724cm" svg:y2="10.373cm">
          <text:p/>
        </draw:line>
        <draw:line draw:style-name="gr1" draw:text-style-name="P1" draw:layer="layout" svg:x1="14.734cm" svg:y1="11.838cm" svg:x2="14.731cm" svg:y2="10.324cm">
          <text:p/>
        </draw:line>
        <draw:line draw:style-name="gr1" draw:text-style-name="P1" draw:layer="layout" svg:x1="14.727cm" svg:y1="15.547cm" svg:x2="14.728cm" svg:y2="13.027cm">
          <text:p/>
        </draw:line>
        <draw:frame draw:style-name="gr8" draw:text-style-name="P4" draw:layer="layout" svg:width="1.824cm" svg:height="0.806cm" svg:x="15.159cm" svg:y="12.024cm">
          <draw:text-box>
            <text:p><text:span text:style-name="T1">C</text:span></text:p>
          </draw:text-box>
        </draw:frame>
        <draw:frame draw:style-name="gr9" draw:text-style-name="P5" draw:layer="layout" svg:width="1.325cm" svg:height="1.673cm" svg:x="15.501cm" svg:y="12.364cm">
          <draw:text-box>
            <text:p><text:span text:style-name="T2">b</text:span></text:p>
          </draw:text-box>
        </draw:frame>
        <draw:line draw:style-name="gr1" draw:text-style-name="P1" draw:layer="layout" svg:x1="23.712cm" svg:y1="15.584cm" svg:x2="23.752cm" svg:y2="4.491cm">
          <text:p/>
        </draw:line>
        <draw:frame draw:style-name="gr8" draw:text-style-name="P4" draw:layer="layout" svg:width="1.824cm" svg:height="0.806cm" svg:x="11.818cm" svg:y="7.93cm">
          <draw:text-box>
            <text:p><text:span text:style-name="T1">Q</text:span></text:p>
          </draw:text-box>
        </draw:frame>
        <draw:frame draw:style-name="gr9" draw:text-style-name="P5" draw:layer="layout" svg:width="1.325cm" svg:height="1.673cm" svg:x="12.173cm" svg:y="8.245cm">
          <draw:text-box>
            <text:p><text:span text:style-name="T2">1</text:span></text:p>
          </draw:text-box>
        </draw:frame>
        <draw:line draw:style-name="gr1" draw:text-style-name="P1" draw:layer="layout" svg:x1="13.328cm" svg:y1="8.726cm" svg:x2="14.225cm" svg:y2="8.722cm">
          <text:p/>
        </draw:line>
        <draw:line draw:style-name="gr1" draw:text-style-name="P1" draw:layer="layout" svg:x1="15.624cm" svg:y1="8.103cm" svg:x2="19.523cm" svg:y2="8.151cm">
          <text:p/>
        </draw:line>
        <draw:line draw:style-name="gr1" draw:text-style-name="P1" draw:layer="layout" svg:x1="18.548cm" svg:y1="6.447cm" svg:x2="23.732cm" svg:y2="6.454cm">
          <text:p/>
        </draw:line>
        <draw:frame draw:style-name="gr8" draw:text-style-name="P4" draw:layer="layout" svg:width="1.824cm" svg:height="0.806cm" svg:x="17.159cm" svg:y="5.202cm">
          <draw:text-box>
            <text:p><text:span text:style-name="T1">R</text:span></text:p>
          </draw:text-box>
        </draw:frame>
        <draw:frame draw:style-name="gr9" draw:text-style-name="P5" draw:layer="layout" svg:width="1.325cm" svg:height="1.673cm" svg:x="17.533cm" svg:y="5.489cm">
          <draw:text-box>
            <text:p><text:span text:style-name="T2">out</text:span></text:p>
          </draw:text-box>
        </draw:frame>
        <draw:frame draw:style-name="gr9" draw:text-style-name="P5" draw:layer="layout" svg:width="1.325cm" svg:height="1.673cm" svg:x="14.645cm" svg:y="7.746cm">
          <draw:text-box>
            <text:p><text:span text:style-name="T2">2</text:span></text:p>
          </draw:text-box>
        </draw:frame>
        <draw:frame draw:style-name="gr8" draw:text-style-name="P4" draw:layer="layout" svg:width="0.652cm" svg:height="0.806cm" svg:x="14.251cm" svg:y="7.41cm">
          <draw:text-box>
            <text:p><text:span text:style-name="T1">Q</text:span></text:p>
          </draw:text-box>
        </draw:frame>
        <draw:line draw:style-name="gr1" draw:text-style-name="P1" draw:layer="layout" svg:x1="16.733cm" svg:y1="10.234cm" svg:x2="16.733cm" svg:y2="15.583cm">
          <text:p/>
        </draw:line>
        <draw:line draw:style-name="gr1" draw:text-style-name="P1" draw:layer="layout" svg:x1="17.64cm" svg:y1="15.536cm" svg:x2="23.73cm" svg:y2="15.542cm">
          <text:p/>
        </draw:line>
        <draw:custom-shape draw:style-name="gr6" draw:text-style-name="P3" draw:layer="layout" svg:width="1.842cm" svg:height="1.843cm" svg:x="22.828cm" svg:y="10.01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824cm" svg:height="0.806cm" svg:x="24.646cm" svg:y="10.594cm">
          <draw:text-box>
            <text:p><text:span text:style-name="T1">V</text:span></text:p>
          </draw:text-box>
        </draw:frame>
        <draw:frame draw:style-name="gr9" draw:text-style-name="P5" draw:layer="layout" svg:width="1.325cm" svg:height="1.673cm" svg:x="24.871cm" svg:y="10.95cm">
          <draw:text-box>
            <text:p><text:span text:style-name="T2">CC</text:span></text:p>
          </draw:text-box>
        </draw:frame>
        <draw:g>
          <draw:line draw:style-name="gr5" draw:text-style-name="P1" draw:layer="layout" svg:x1="19.029cm" svg:y1="8.638cm" svg:x2="20.016cm" svg:y2="8.638cm">
            <text:p/>
          </draw:line>
          <draw:line draw:style-name="gr5" draw:text-style-name="P1" draw:layer="layout" svg:x1="19.029cm" svg:y1="8.638cm" svg:x2="20.016cm" svg:y2="8.638cm">
            <text:p/>
          </draw:line>
          <draw:line draw:style-name="gr5" draw:text-style-name="P1" draw:layer="layout" svg:x1="19.029cm" svg:y1="9.031cm" svg:x2="20.016cm" svg:y2="9.031cm">
            <text:p/>
          </draw:line>
          <draw:line draw:style-name="gr5" draw:text-style-name="P1" draw:layer="layout" svg:x1="19.516cm" svg:y1="9.562cm" svg:x2="19.524cm" svg:y2="9.028cm">
            <text:p/>
          </draw:line>
          <draw:line draw:style-name="gr5" draw:text-style-name="P1" draw:layer="layout" svg:x1="19.516cm" svg:y1="8.646cm" svg:x2="19.524cm" svg:y2="8.112cm">
            <text:p/>
          </draw:line>
        </draw:g>
        <draw:g>
          <draw:line draw:style-name="gr5" draw:text-style-name="P1" draw:layer="layout" svg:x1="19.526cm" svg:y1="12.59cm" svg:x2="19.204cm" svg:y2="12.469cm">
            <text:p/>
          </draw:line>
          <draw:line draw:style-name="gr5" draw:text-style-name="P1" draw:layer="layout" svg:x1="19.836cm" svg:y1="12.206cm" svg:x2="19.205cm" svg:y2="12.47cm">
            <text:p/>
          </draw:line>
          <draw:line draw:style-name="gr5" draw:text-style-name="P1" draw:layer="layout" svg:x1="19.849cm" svg:y1="11.697cm" svg:x2="19.194cm" svg:y2="11.442cm">
            <text:p/>
          </draw:line>
          <draw:line draw:style-name="gr5" draw:text-style-name="P1" draw:layer="layout" svg:x1="19.851cm" svg:y1="12.219cm" svg:x2="19.196cm" svg:y2="11.964cm">
            <text:p/>
          </draw:line>
          <draw:line draw:style-name="gr5" draw:text-style-name="P1" draw:layer="layout" svg:x1="19.844cm" svg:y1="11.687cm" svg:x2="19.213cm" svg:y2="11.951cm">
            <text:p/>
          </draw:line>
          <draw:line draw:style-name="gr5" draw:text-style-name="P1" draw:layer="layout" svg:x1="19.821cm" svg:y1="11.171cm" svg:x2="19.19cm" svg:y2="11.435cm">
            <text:p/>
          </draw:line>
          <draw:line draw:style-name="gr5" draw:text-style-name="P1" draw:layer="layout" svg:x1="19.79cm" svg:y1="11.176cm" svg:x2="19.468cm" svg:y2="11.055cm">
            <text:p/>
          </draw:line>
        </draw:g>
        <draw:line draw:style-name="gr1" draw:text-style-name="P1" draw:layer="layout" svg:x1="19.514cm" svg:y1="11.077cm" svg:x2="19.521cm" svg:y2="9.408cm">
          <text:p/>
        </draw:line>
        <draw:line draw:style-name="gr1" draw:text-style-name="P1" draw:layer="layout" svg:x1="19.515cm" svg:y1="11.078cm" svg:x2="19.522cm" svg:y2="9.409cm">
          <text:p/>
        </draw:line>
        <draw:line draw:style-name="gr1" draw:text-style-name="P1" draw:layer="layout" svg:x1="19.491cm" svg:y1="15.557cm" svg:x2="19.501cm" svg:y2="12.546cm">
          <text:p/>
        </draw:line>
        <draw:frame draw:style-name="gr8" draw:text-style-name="P4" draw:layer="layout" svg:width="1.824cm" svg:height="0.806cm" svg:x="19.992cm" svg:y="8.425cm">
          <draw:text-box>
            <text:p><text:span text:style-name="T1">C</text:span></text:p>
          </draw:text-box>
        </draw:frame>
        <draw:frame draw:style-name="gr9" draw:text-style-name="P5" draw:layer="layout" svg:width="1.325cm" svg:height="1.673cm" svg:x="20.325cm" svg:y="8.734cm">
          <draw:text-box>
            <text:p><text:span text:style-name="T2">O</text:span></text:p>
          </draw:text-box>
        </draw:frame>
        <draw:frame draw:style-name="gr8" draw:text-style-name="P4" draw:layer="layout" svg:width="1.824cm" svg:height="0.806cm" svg:x="19.791cm" svg:y="11.458cm">
          <draw:text-box>
            <text:p><text:span text:style-name="T1">R</text:span></text:p>
          </draw:text-box>
        </draw:frame>
        <draw:frame draw:style-name="gr9" draw:text-style-name="P5" draw:layer="layout" svg:width="1.325cm" svg:height="1.673cm" svg:x="20.159cm" svg:y="11.806cm">
          <draw:text-box>
            <text:p><text:span text:style-name="T2">L</text:span></text:p>
          </draw:text-box>
        </draw:frame>
        <draw:frame draw:style-name="gr8" draw:text-style-name="P4" draw:layer="layout" svg:width="1.824cm" svg:height="0.806cm" svg:x="13.5cm" svg:y="6.395cm">
          <draw:text-box>
            <text:p><text:span text:style-name="T1">R</text:span></text:p>
          </draw:text-box>
        </draw:frame>
        <draw:frame draw:style-name="gr10" draw:text-style-name="P5" draw:layer="layout" svg:width="1.325cm" svg:height="0.579cm" svg:x="13.857cm" svg:y="6.75cm">
          <draw:text-box>
            <text:p><text:span text:style-name="T2">C</text:span></text:p>
          </draw:text-box>
        </draw:frame>
        <draw:g>
          <draw:line draw:style-name="gr5" draw:text-style-name="P1" draw:layer="layout" svg:x1="18.58cm" svg:y1="6.427cm" svg:x2="18.459cm" svg:y2="6.749cm">
            <text:p/>
          </draw:line>
          <draw:line draw:style-name="gr5" draw:text-style-name="P1" draw:layer="layout" svg:x1="18.196cm" svg:y1="6.117cm" svg:x2="18.46cm" svg:y2="6.748cm">
            <text:p/>
          </draw:line>
          <draw:line draw:style-name="gr5" draw:text-style-name="P1" draw:layer="layout" svg:x1="17.687cm" svg:y1="6.104cm" svg:x2="17.432cm" svg:y2="6.759cm">
            <text:p/>
          </draw:line>
          <draw:line draw:style-name="gr5" draw:text-style-name="P1" draw:layer="layout" svg:x1="18.209cm" svg:y1="6.102cm" svg:x2="17.954cm" svg:y2="6.757cm">
            <text:p/>
          </draw:line>
          <draw:line draw:style-name="gr5" draw:text-style-name="P1" draw:layer="layout" svg:x1="17.677cm" svg:y1="6.109cm" svg:x2="17.941cm" svg:y2="6.74cm">
            <text:p/>
          </draw:line>
          <draw:line draw:style-name="gr5" draw:text-style-name="P1" draw:layer="layout" svg:x1="17.161cm" svg:y1="6.132cm" svg:x2="17.425cm" svg:y2="6.763cm">
            <text:p/>
          </draw:line>
          <draw:line draw:style-name="gr5" draw:text-style-name="P1" draw:layer="layout" svg:x1="17.166cm" svg:y1="6.163cm" svg:x2="17.045cm" svg:y2="6.485cm">
            <text:p/>
          </draw:line>
        </draw:g>
        <draw:line draw:style-name="gr1" draw:text-style-name="P1" draw:layer="layout" svg:x1="15.645cm" svg:y1="6.451cm" svg:x2="17.101cm" svg:y2="6.438cm">
          <text:p/>
        </draw:line>
        <draw:line draw:style-name="gr1" draw:text-style-name="P1" draw:layer="layout" svg:x1="15.69cm" svg:y1="8.023cm" svg:x2="15.683cm" svg:y2="6.435cm">
          <text:p/>
        </draw:line>
        <draw:line draw:style-name="gr1" draw:text-style-name="P1" draw:layer="layout" svg:x1="15.652cm" svg:y1="10.238cm" svg:x2="16.784cm" svg:y2="10.242cm">
          <text:p/>
        </draw:line>
        <draw:line draw:style-name="gr1" draw:text-style-name="P1" draw:layer="layout" svg:x1="15.697cm" svg:y1="10.224cm" svg:x2="15.689cm" svg:y2="9.604cm">
          <text:p/>
        </draw:line>
        <draw:g>
          <draw:line draw:style-name="gr3" draw:text-style-name="P1" draw:layer="layout" svg:x1="14.732cm" svg:y1="8.103cm" svg:x2="14.732cm" svg:y2="9.318cm">
            <text:p/>
          </draw:line>
          <draw:line draw:style-name="gr3" draw:text-style-name="P1" draw:layer="layout" svg:x1="15.74cm" svg:y1="9.353cm" svg:x2="14.75cm" svg:y2="9.053cm">
            <text:p/>
          </draw:line>
          <draw:line draw:style-name="gr4" draw:text-style-name="P1" draw:layer="layout" svg:x1="14.769cm" svg:y1="8.448cm" svg:x2="15.714cm" svg:y2="8.033cm">
            <text:p/>
          </draw:line>
          <draw:line draw:style-name="gr3" draw:text-style-name="P1" draw:layer="layout" svg:x1="15.694cm" svg:y1="7.479cm" svg:x2="15.694cm" svg:y2="8.087cm">
            <text:p/>
          </draw:line>
          <draw:line draw:style-name="gr3" draw:text-style-name="P1" draw:layer="layout" svg:x1="15.694cm" svg:y1="9.32cm" svg:x2="15.694cm" svg:y2="9.928cm">
            <text:p/>
          </draw:line>
          <draw:line draw:style-name="gr3" draw:text-style-name="P1" draw:layer="layout" svg:x1="13.77cm" svg:y1="8.725cm" svg:x2="14.705cm" svg:y2="8.725cm">
            <text:p/>
          </draw:line>
        </draw:g>
        <draw:frame draw:style-name="gr8" draw:text-style-name="P4" draw:layer="layout" svg:width="1.824cm" svg:height="0.806cm" svg:x="2.893cm" svg:y="12.59cm">
          <draw:text-box>
            <text:p><text:span text:style-name="T1">V</text:span></text:p>
          </draw:text-box>
        </draw:frame>
        <draw:frame draw:style-name="gr9" draw:text-style-name="P5" draw:layer="layout" svg:width="1.325cm" svg:height="1.673cm" svg:x="3.186cm" svg:y="12.901cm">
          <draw:text-box>
            <text:p><text:span text:style-name="T2">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18T22:11:31.639042632</dc:date>
    <meta:editing-duration>PT21H56M29S</meta:editing-duration>
    <meta:editing-cycles>25</meta:editing-cycles>
    <meta:generator>LibreOffice/6.4.6.2$Linux_X86_64 LibreOffice_project/40$Build-2</meta:generator>
    <meta:document-statistic meta:object-count="178"/>
  </office:meta>
</office:document-meta>
</file>